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Arial1" fo:font-size="10.5pt" style:font-name-asian="Arial1" style:font-size-asian="10.5pt" style:font-name-complex="Arial1" style:font-size-complex="10.5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cd" style:font-name="Arial1" fo:font-size="10.5pt" style:font-name-asian="Arial1" style:font-size-asian="10.5pt" style:font-name-complex="Arial1" style:font-size-complex="10.5pt"/>
    </style:style>
    <style:style style:name="P6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color="#0000cd" fo:font-size="10.5pt" style:font-size-asian="10.5pt" style:font-size-complex="10.5pt"/>
    </style:style>
    <style:style style:name="T4" style:family="text">
      <style:text-properties fo:color="#000000" style:font-name="Arial1" fo:font-size="10.5pt" style:font-name-asian="Arial1" style:font-size-asian="10.5pt" style:font-name-complex="Arial1" style:font-size-complex="10.5pt"/>
    </style:style>
    <style:style style:name="T5" style:family="text">
      <style:text-properties fo:color="#ffffff" style:font-name="Arial1" fo:font-size="10.5pt" style:font-name-asian="Arial1" style:font-size-asian="10.5pt" style:font-name-complex="Arial1" style:font-size-complex="10.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ressum</text:p>
      <text:p text:style-name="P2"/>
      <text:p text:style-name="P4">Angaben gemäß § 5 TMG:</text:p>
      <text:p text:style-name="P3">Kettelgerdes Marmor GmbH &amp; CO. KG</text:p>
      <text:p text:style-name="P3">Schwalbenweg 15</text:p>
      <text:p text:style-name="P3">33129 Delbrück</text:p>
      <text:p text:style-name="P3"/>
      <text:p text:style-name="P4">Vertreten durch:</text:p>
      <text:p text:style-name="P3">Heike Kettelgerdes</text:p>
      <text:p text:style-name="P3">Diana Kettelgerdes</text:p>
      <text:p text:style-name="P3"/>
      <text:p text:style-name="P4">Kontakt:</text:p>
      <text:p text:style-name="P3">Telefon: +49 (0) 52 50 93 77-0</text:p>
      <text:p text:style-name="P3">Telefax: +49 (0) 52 50 93 77-10</text:p>
      <text:p text:style-name="P3">E-Mail: info@kettelgerdes.de</text:p>
      <text:p text:style-name="P3">Umsatzsteuer-Identifikationsnummer gemäß §27 a Umsatzsteuergesetz:</text:p>
      <text:p text:style-name="P6"><text:span text:style-name="T4">DE </text:span>812627963</text:p>
      <text:p text:style-name="P3"/>
      <text:p text:style-name="P3"/>
      <text:p text:style-name="P4">Registereintrag:</text:p>
      <text:p text:style-name="P3">Registergericht Paderborn HRA 4235<text:line-break/>persönlich haftend, Kettelgerdes Marmor Beteiligungs -GmbH</text:p>
      <text:p text:style-name="P3">Registergericht Paderborn HRB 6674</text:p>
      <text:p text:style-name="P3">Geschääftsführer: Diana und Heike Kettelgerdes</text:p>
      <text:p text:style-name="P3"/>
      <text:p text:style-name="P3"/>
      <text:p text:style-name="P3">Die Europäische Kommission stellt eine Plattform zur Online-Streitbeilegung (OS) bereit:</text:p>
      <text:p text:style-name="P5">http://ec.europa.eu/consumers/odr</text:p>
      <text:p text:style-name="P3">Unsere E-Mail-Adresse finden Sie oben im Impressum.</text:p>
      <text:p text:style-name="P3">Wir sind nicht bereit oder verpflichtet, an Streitbeilegungsverfahren vor einer</text:p>
      <text:p text:style-name="P3">Verbraucherschlichtungsstelle teilzunehmen.</text:p>
      <text:p text:style-name="P3"/>
      <text:p text:style-name="P4">Haftung für Inhalte</text:p>
      <text:p text:style-name="P3">Als Diensteanbieter sind wir gemäß § 7 Abs.1 TMG für eigene Inhalte auf diesen Seiten nach den</text:p>
      <text:p text:style-name="P3">allgemeinen Gesetzen verantwortlich. Nach §§ 8 bis 10 TMG sind wir als Diensteanbieter jedoch nicht</text:p>
      <text:p text:style-name="P3">verpflichtet, übermittelte oder gespeicherte fremde Informationen zu überwachen oder nach Umständen</text:p>
      <text:p text:style-name="P3">zu forschen, die auf eine rechtswidrige Tätigkeit hinweisen.</text:p>
      <text:p text:style-name="P3">Verpflichtungen zur Entfernung oder Sperrung der Nutzung von Informationen nach den allgemeinen</text:p>
      <text:p text:style-name="P3">Gesetzen bleiben hiervon unberührt. Eine diesbezügliche Haftung ist jedoch erst ab dem Zeitpunkt der</text:p>
      <text:p text:style-name="P3">Kenntnis einer konkreten Rechtsverletzung möglich. Bei Bekanntwerden von entsprechenden</text:p>
      <text:p text:style-name="P3">Rechtsverletzungen werden wir diese Inhalte umgehend entfernen.</text:p>
      <text:p text:style-name="P3"/>
      <text:p text:style-name="P4">Haftung für Links</text:p>
      <text:p text:style-name="P3">Unser Angebot enthält Links zu externen Webseiten Dritter, auf deren Inhalte wir keinen Einfluss haben.</text:p>
      <text:p text:style-name="P3">Deshalb können wir für diese fremden Inhalte auch keine Gewähr übernehmen. Für die Inhalte der</text:p>
      <text:p text:style-name="P3">verlinkten Seiten ist stets der jeweilige Anbieter oder Betreiber der Seiten verantwortlich. Die verlinkten</text:p>
      <text:p text:style-name="P3">Seiten wurden zum Zeitpunkt der Verlinkung auf mögliche Rechtsverstöße überprüft. Rechtswidrige</text:p>
      <text:p text:style-name="P3">Inhalte waren zum Zeitpunkt der Verlinkung nicht erkennbar.</text:p>
      <text:p text:style-name="P3">Eine permanente inhaltliche Kontrolle der verlinkten Seiten ist jedoch ohne konkrete Anhaltspunkte einer Rechtsverletzung nicht zumutbar. Bei Bekanntwerden von Rechtsverletzungen werden wir derartige Links umgehend entfernen.</text:p>
      <text:p text:style-name="P3"/>
      <text:p text:style-name="P3"/>
      <text:p text:style-name="P3"/>
      <text:p text:style-name="P4"><text:soft-page-break/>Urheberrecht</text:p>
      <text:p text:style-name="P3">Die durch die Seitenbetreiber erstellten Inhalte und Werke auf diesen Seiten unterliegen dem deutschen</text:p>
      <text:p text:style-name="P3">Urheberrecht. Die Vervielfältigung, Bearbeitung, Verbreitung und jede Art der Verwertung außerhalb der</text:p>
      <text:p text:style-name="P3">Grenzen des Urheberrechtes bedürfen der schriftlichen Zustimmung des jeweiligen Autors bzw.</text:p>
      <text:p text:style-name="P3">Erstellers. Downloads und Kopien dieser Seite sind nur für den privaten, nicht kommerziellen Gebrauch</text:p>
      <text:p text:style-name="P3">gestattet.</text:p>
      <text:p text:style-name="P3">Soweit die Inhalte auf dieser Seite nicht vom Betreiber erstellt wurden, werden die Urheberrechte Dritter</text:p>
      <text:p text:style-name="P3">beachtet. Insbesondere werden Inhalte Dritter als solche gekennzeichnet. Sollten Sie trotzdem auf eine</text:p>
      <text:p text:style-name="P3">Urheberrechtsverletzung aufmerksam werden, bitten wir um einen entsprechenden Hinweis. Bei</text:p>
      <text:p text:style-name="P3">Bekanntwerden von Rechtsverletzungen werden wir derartige Inhalte umgehend entfernen.</text:p>
      <text:p text:style-name="P3"/>
      <text:p text:style-name="P4">Bildrechte: <text:line-break/><text:span text:style-name="T2">Sergey Nivens – Fotolia.com; rawpixel.com – Fotolia.com; Phomax.de - Fotografie auf den Punkt</text:span></text:p>
      <text:p text:style-name="P3"/>
      <text:p text:style-name="P1"><text:span text:style-name="T1">Quelle: </text:span><text:span text:style-name="T3">https://www.e-recht24.de</text:span></text:p>
      <text:p text:style-name="P6"><text:span text:style-name="T5">+#</text:span></text:p>
      <text:p text:style-name="P6"><text:span text:style-name="T5"/></text:p>
      <text:p text:style-name="P3"><text:span text:style-name="T7">Konzeption &amp; Realsierung:</text:span><text:line-break/>Konzeptio &amp; Layout : hundert10prozent | Büro für Gestaltung</text:p>
      <text:p text:style-name="P3">Coding: Antheo - Webagentur </text:p>
      <text:p text:style-name="P3"><text:span text:style-name="T5">Bekanntwerden von Rechtsverletzungen werden wi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ledge Hammer</meta:initial-creator>
    <meta:creation-date>2017-07-17T13:20:31.64</meta:creation-date>
    <dc:date>2017-07-17T14:55:29.52</dc:date>
    <dc:creator>Sledge Hammer</dc:creator>
    <meta:editing-duration>PT1H35M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55" meta:word-count="422" meta:character-count="3319"/>
  </office:meta>
</office:document-meta>
</file>